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3.1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22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ercentile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45% percentile</text:p>
          </table:table-cell>
        </table:table-row>
        <table:table-row table:style-name="ro1">
          <table:table-cell table:style-name="ce1" office:value-type="string" calcext:value-type="string">
            <text:p>20% percentile</text:p>
          </table:table-cell>
          <table:table-cell table:style-name="ce1" table:formula="of:=PERCENTILE([.A1:.A21]; 0.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lt;= 36 index / total and then * 100</text:p>
          </table:table-cell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table:formula="of:=QUARTILE([.A1:.A21];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table:formula="of:=QUARTILE([.A1:.A21];2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 table:formula="of:=QUARTILE([.A1:.A21];3)" office:value-type="float" office:value="13" calcext:value-type="float">
            <text:p>13</text:p>
          </table:table-cell>
          <table:table-cell table:number-columns-repeated="3"/>
        </table:table-row>
      </table:table>
      <table:table table:name="Central Tendency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entral Tend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stical measure that is used to identify a single score that describes the center of distrib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 a typical or average score that represents the entire distribu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Meas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= Most frequently occurring.</text:p>
          </table:table-cell>
          <table:table-cell office:value-type="string" calcext:value-type="string">
            <text:p>'=MODE()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 = Q2</text:p>
          </table:table-cell>
          <table:table-cell office:value-type="string" calcext:value-type="string">
            <text:p>'=QUARTILE()’</text:p>
          </table:table-cell>
          <table:table-cell office:value-type="string" calcext:value-type="string">
            <text:p>'=MEDIAN()'</text:p>
          </table:table-cell>
          <table:table-cell/>
        </table:table-row>
        <table:table-row table:style-name="ro1">
          <table:table-cell office:value-type="string" calcext:value-type="string">
            <text:p>Mean = Average</text:p>
          </table:table-cell>
          <table:table-cell office:value-type="string" calcext:value-type="string">
            <text:p>'=AVERAGE()’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1:.D18])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n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ive Number Summary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ive Numbers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owest number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1<text:span text:style-name="T1">st</text:span> Quartile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edian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3<text:span text:style-name="T1">rd</text:span> Quartile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Highest number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IQR (Interquartile Range)</text:p>
          </table:table-cell>
          <table:table-cell office:value-type="string" calcext:value-type="string">
            <text:p>Q3-Q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igh Outlie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f X &gt; Q3 + 1.5*IQR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Low Outlier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If X &lt; Q1 – 1.5*IQR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Q1</text:p>
          </table:table-cell>
          <table:table-cell table:formula="of:=QUARTILE([.E1:.E13];1)" office:value-type="float" office:value="67" calcext:value-type="float">
            <text:p>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3</text:p>
          </table:table-cell>
          <table:table-cell table:formula="of:=QUARTILE([.E1:.E13]; 3)" office:value-type="float" office:value="73" calcext:value-type="float">
            <text:p>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QR</text:p>
          </table:table-cell>
          <table:table-cell table:formula="of:=[.F16]-[.F15]" office:value-type="float" office:value="6" calcext:value-type="float">
            <text:p>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De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ce between score and mea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– X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 deviation score =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 = Sum of squ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ma of deviation squar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riance = Average of 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 = Square root of Vari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DEV()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ercentiles.D1:Percentiles.D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20:49:53.438443914</meta:creation-date>
    <dc:date>2020-06-09T00:37:41.831374583</dc:date>
    <meta:editing-duration>P1DT3H2M44S</meta:editing-duration>
    <meta:editing-cycles>4</meta:editing-cycles>
    <meta:generator>LibreOffice/6.0.7.3$Linux_X86_64 LibreOffice_project/00m0$Build-3</meta:generator>
    <meta:document-statistic meta:table-count="3" meta:cell-count="141" meta:object-count="0"/>
  </office:meta>
</office:document-meta>
</file>